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style:font-style-asian="normal" style:font-style-complex="normal"/>
    </style:style>
    <style:style style:name="P12" style:family="paragraph" style:parent-style-name="Text_20_body">
      <loext:graphic-properties draw:fill="solid" draw:fill-color="#00ccff" draw:opacity="100%"/>
      <style:paragraph-properties fo:background-color="#00ccff"/>
      <style:text-properties style:use-window-font-color="true" fo:language="ru" fo:country="RU" fo:font-style="normal" style:font-style-asian="normal" style:font-style-complex="normal"/>
    </style:style>
    <style:style style:name="P13"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 style:family="paragraph" style:parent-style-name="Text_20_body">
      <loext:graphic-properties draw:fill="none" draw:fill-color="#ffffff"/>
      <style:paragraph-properties fo:background-color="transparent"/>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7" style:family="paragraph" style:parent-style-name="Text_20_body">
      <style:text-properties style:use-window-font-color="true" fo:language="en" fo:country="US" fo:font-style="normal" style:font-style-asian="normal" style:font-style-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loext:graphic-properties draw:fill="solid" draw:fill-color="#00ccff" draw:opacity="100%"/>
      <style:paragraph-properties fo:background-color="#00ccff"/>
      <style:text-properties fo:color="#6666ff" fo:language="ru" fo:country="RU" fo:font-style="normal" style:font-style-asian="normal" style:font-style-complex="normal"/>
    </style:style>
    <style:style style:name="P20" style:family="paragraph" style:parent-style-name="Text_20_body">
      <loext:graphic-properties draw:fill="solid" draw:fill-color="#3399ff" draw:opacity="100%"/>
      <style:paragraph-properties fo:background-color="#3399ff"/>
      <style:text-properties fo:color="#6666ff" fo:language="ru" fo:country="RU" fo:font-style="normal" style:font-style-asian="normal" style:font-style-complex="normal"/>
    </style:style>
    <style:style style:name="P21" style:family="paragraph" style:parent-style-name="Text_20_body">
      <loext:graphic-properties draw:fill="solid" draw:fill-color="#66ccff" draw:opacity="100%"/>
      <style:paragraph-properties fo:background-color="#66ccff"/>
      <style:text-properties fo:color="#6666ff" fo:language="ru" fo:country="RU" fo:font-style="normal" officeooo:paragraph-rsid="00248486" style:font-style-asian="normal" style:font-style-complex="normal"/>
    </style:style>
    <style:style style:name="P22" style:family="paragraph" style:parent-style-name="Text_20_body">
      <loext:graphic-properties draw:fill="none" draw:fill-color="#ffffff" draw:opacity="100%"/>
      <style:paragraph-properties fo:background-color="transparent"/>
      <style:text-properties fo:color="#6666ff" fo:language="ru" fo:country="RU" fo:font-style="normal" style:font-style-asian="normal" style:font-style-complex="normal"/>
    </style:style>
    <style:style style:name="P23"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6666ff" fo:language="ru" fo:country="RU" fo:font-style="normal" fo:background-color="transparent" style:font-style-asian="normal" style:font-style-complex="normal"/>
    </style:style>
    <style:style style:name="P25"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text-properties fo:color="#6666ff" fo:language="en" fo:country="US" fo:font-style="italic" fo:font-weight="normal" officeooo:rsid="002fc1ba" officeooo:paragraph-rsid="002fc1ba" style:font-style-asian="italic" style:font-weight-asian="normal" style:font-style-complex="italic" style:font-weight-complex="normal"/>
    </style:style>
    <style:style style:name="P27" style:family="paragraph" style:parent-style-name="Text_20_body">
      <style:text-properties fo:language="en" fo:country="US"/>
    </style:style>
    <style:style style:name="P28" style:family="paragraph" style:parent-style-name="Text_20_body">
      <style:text-properties fo:color="#0000ff" fo:language="en" fo:country="US" fo:font-style="normal" style:font-style-asian="normal" style:font-style-complex="normal"/>
    </style:style>
    <style:style style:name="P29" style:family="paragraph" style:parent-style-name="Text_20_body">
      <style:text-properties fo:color="#00ccff" fo:language="ru" fo:country="RU" fo:font-style="normal" style:font-style-asian="normal" style:font-style-complex="normal"/>
    </style:style>
    <style:style style:name="P30"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text-properties fo:color="#3333ff"/>
    </style:style>
    <style:style style:name="P32"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33" style:family="paragraph" style:parent-style-name="Text_20_body">
      <loext:graphic-properties draw:fill="solid" draw:fill-color="#66ccff" draw:opacity="100%"/>
      <style:paragraph-properties fo:background-color="#66ccff"/>
      <style:text-properties fo:color="#3333ff" fo:language="en" fo:country="US" fo:font-style="normal" fo:font-weight="normal" officeooo:paragraph-rsid="00248486" fo:background-color="transparent" style:font-style-asian="normal" style:font-weight-asian="normal" style:font-style-complex="normal" style:font-weight-complex="normal"/>
    </style:style>
    <style:style style:name="P34" style:family="paragraph" style:parent-style-name="Text_20_body">
      <style:text-properties fo:color="#0066cc"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loext:graphic-properties draw:fill="solid" draw:fill-color="#00ccff" draw:opacity="100%"/>
      <style:paragraph-properties fo:background-color="#00ccff"/>
    </style:style>
    <style:style style:name="P36" style:family="paragraph" style:parent-style-name="Text_20_body">
      <loext:graphic-properties draw:fill="none" draw:fill-color="#ffffff" draw:opacity="100%"/>
      <style:paragraph-properties fo:background-color="transparent"/>
    </style:style>
    <style:style style:name="P37" style:family="paragraph" style:parent-style-name="Text_20_body" style:list-style-name="L1">
      <style:paragraph-properties fo:text-align="justify" style:justify-single-word="false"/>
      <style:text-properties fo:language="ru" fo:country="RU"/>
    </style:style>
    <style:style style:name="P38" style:family="paragraph" style:parent-style-name="Text_20_body" style:list-style-name="L2">
      <style:paragraph-properties fo:text-align="justify" style:justify-single-word="false"/>
      <style:text-properties fo:language="ru" fo:country="RU"/>
    </style:style>
    <style:style style:name="P39"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0" style:family="paragraph" style:parent-style-name="Text_20_body" style:list-style-name="L3">
      <style:text-properties fo:language="ru" fo:country="RU"/>
    </style:style>
    <style:style style:name="P41" style:family="paragraph" style:parent-style-name="Text_20_body" style:list-style-name="L3">
      <style:text-properties fo:language="ru" fo:country="RU" fo:background-color="#ffff00"/>
    </style:style>
    <style:style style:name="P42" style:family="paragraph" style:parent-style-name="Text_20_body">
      <style:text-properties style:use-window-font-color="true" fo:language="ru" fo:country="RU" fo:font-style="normal" officeooo:paragraph-rsid="0036cdab" style:font-style-asian="normal" style:font-style-complex="normal"/>
    </style:style>
    <style:style style:name="P43" style:family="paragraph" style:parent-style-name="Text_20_body">
      <style:text-properties fo:color="#6666ff" fo:language="ru" fo:country="RU" fo:font-style="normal" officeooo:rsid="0020d416" officeooo:paragraph-rsid="003779f9" style:font-style-asian="normal" style:font-style-complex="normal"/>
    </style:style>
    <style:style style:name="P44" style:family="paragraph" style:parent-style-name="Text_20_body">
      <style:text-properties fo:color="#6666ff" fo:language="ru" fo:country="RU" fo:font-style="italic" fo:font-weight="normal" officeooo:paragraph-rsid="003ba196" style:font-style-asian="italic" style:font-weight-asian="normal" style:font-style-complex="italic" style:font-weight-complex="normal"/>
    </style:style>
    <style:style style:name="P45" style:family="paragraph" style:parent-style-name="Heading_20_2">
      <style:text-properties style:use-window-font-color="true"/>
    </style:style>
    <style:style style:name="T1" style:family="text">
      <style:text-properties fo:language="en" fo:country="US"/>
    </style:style>
    <style:style style:name="T2" style:family="text">
      <style:text-properties fo:language="en" fo:country="US" fo:font-style="italic" fo:font-weight="normal" style:font-style-asian="italic" style:font-weight-asian="normal" style:font-style-complex="italic" style:font-weight-complex="normal"/>
    </style:style>
    <style:style style:name="T3" style:family="text">
      <style:text-properties fo:background-color="#ffff00" loext:char-shading-value="0"/>
    </style:style>
    <style:style style:name="T4" style:family="text">
      <style:text-properties fo:language="ru" fo:country="RU"/>
    </style:style>
    <style:style style:name="T5" style:family="text">
      <style:text-properties fo:language="ru" fo:country="RU" style:text-underline-style="solid" style:text-underline-width="auto" style:text-underline-color="font-color"/>
    </style:style>
    <style:style style:name="T6" style:family="text">
      <style:text-properties fo:language="ru" fo:country="RU" officeooo:rsid="003cc4d3"/>
    </style:style>
    <style:style style:name="T7" style:family="text">
      <style:text-properties fo:color="#0000ff"/>
    </style:style>
    <style:style style:name="T8" style:family="text">
      <style:text-properties fo:color="#0000ff" fo:language="ru" fo:country="RU" fo:font-style="normal" style:font-style-asian="normal" style:font-style-complex="normal"/>
    </style:style>
    <style:style style:name="T9" style:family="text">
      <style:text-properties fo:color="#0000ff" fo:font-style="italic" style:font-style-asian="italic" style:font-style-complex="italic"/>
    </style:style>
    <style:style style:name="T10" style:family="text">
      <style:text-properties fo:color="#0000ff" fo:font-style="italic" officeooo:rsid="001a6ba7" style:font-style-asian="italic" style:font-style-complex="italic"/>
    </style:style>
    <style:style style:name="T11" style:family="text">
      <style:text-properties fo:color="#0000ff" fo:font-style="italic" fo:font-weight="normal" style:font-style-asian="italic" style:font-weight-asian="normal" style:font-style-complex="italic" style:font-weight-complex="normal"/>
    </style:style>
    <style:style style:name="T12" style:family="text">
      <style:text-properties fo:color="#0000ff" fo:font-style="italic" fo:font-weight="normal" officeooo:rsid="001912d4" style:font-style-asian="italic" style:font-weight-asian="normal" style:font-style-complex="italic" style:font-weight-complex="normal"/>
    </style:style>
    <style:style style:name="T13" style:family="text">
      <style:text-properties fo:color="#0000ff" fo:font-style="italic" fo:font-weight="normal" officeooo:rsid="0019bd77" style:font-style-asian="italic" style:font-weight-asian="normal" style:font-style-complex="italic" style:font-weight-complex="normal"/>
    </style:style>
    <style:style style:name="T14" style:family="text">
      <style:text-properties fo:color="#0000ff" fo:font-style="italic" fo:font-weight="normal" officeooo:rsid="001c0c0d" style:font-style-asian="italic" style:font-weight-asian="normal" style:font-style-complex="italic" style:font-weight-complex="normal"/>
    </style:style>
    <style:style style:name="T15" style:family="text">
      <style:text-properties fo:color="#0000ff" fo:font-style="italic" fo:font-weight="normal" officeooo:rsid="001df2aa" style:font-style-asian="italic" style:font-weight-asian="normal" style:font-style-complex="italic" style:font-weight-complex="normal"/>
    </style:style>
    <style:style style:name="T16" style:family="text">
      <style:text-properties fo:color="#0000ff" fo:font-style="italic" fo:font-weight="normal" officeooo:rsid="001ebed4" style:font-style-asian="italic" style:font-weight-asian="normal" style:font-style-complex="italic" style:font-weight-complex="normal"/>
    </style:style>
    <style:style style:name="T17" style:family="text">
      <style:text-properties fo:color="#0000ff" fo:font-style="normal" style:font-style-asian="normal" style:font-style-complex="normal"/>
    </style:style>
    <style:style style:name="T18" style:family="text">
      <style:text-properties fo:color="#0000ff" fo:language="en" fo:country="US"/>
    </style:style>
    <style:style style:name="T19" style:family="text">
      <style:text-properties fo:color="#0000ff" fo:language="en" fo:country="US" fo:font-style="italic" style:font-style-asian="italic" style:font-style-complex="italic"/>
    </style:style>
    <style:style style:name="T20" style:family="text">
      <style:text-properties fo:color="#0000ff" fo:language="en" fo:country="US" fo:font-style="italic" fo:font-weight="normal" style:font-style-asian="italic" style:font-weight-asian="normal" style:font-style-complex="italic" style:font-weight-complex="normal"/>
    </style:style>
    <style:style style:name="T21" style:family="text">
      <style:text-properties fo:color="#0000ff" fo:language="en" fo:country="US" fo:font-weight="normal" fo:background-color="transparent" loext:char-shading-value="0" style:font-weight-asian="normal" style:font-weight-complex="normal"/>
    </style:style>
    <style:style style:name="T22" style:family="text">
      <style:text-properties fo:color="#0000ff" fo:language="en" fo:country="US" fo:font-style="normal" style:font-style-asian="normal" style:font-style-complex="normal"/>
    </style:style>
    <style:style style:name="T23" style:family="text">
      <style:text-properties style:use-window-font-color="true"/>
    </style:style>
    <style:style style:name="T24" style:family="text">
      <style:text-properties style:use-window-font-color="true" fo:language="ru" fo:country="RU"/>
    </style:style>
    <style:style style:name="T25"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26" style:family="text">
      <style:text-properties style:use-window-font-color="true" fo:language="ru" fo:country="RU" fo:font-style="normal" style:font-style-asian="normal" style:font-style-complex="normal"/>
    </style:style>
    <style:style style:name="T27" style:family="text">
      <style:text-properties style:use-window-font-color="true" fo:font-style="normal" style:font-style-asian="normal" style:font-style-complex="normal"/>
    </style:style>
    <style:style style:name="T28" style:family="text">
      <style:text-properties style:use-window-font-color="true" fo:font-style="normal" fo:font-weight="normal" style:font-style-asian="normal" style:font-weight-asian="normal" style:font-style-complex="normal" style:font-weight-complex="normal"/>
    </style:style>
    <style:style style:name="T29" style:family="text">
      <style:text-properties style:use-window-font-color="true" fo:language="en" fo:country="US" fo:font-weight="normal" style:font-weight-asian="normal" style:font-weight-complex="normal"/>
    </style:style>
    <style:style style:name="T30" style:family="text">
      <style:text-properties style:use-window-font-color="true" fo:language="en" fo:country="US" fo:font-weight="normal" fo:background-color="transparent" loext:char-shading-value="0" style:font-weight-asian="normal" style:font-weight-complex="normal"/>
    </style:style>
    <style:style style:name="T31" style:family="text">
      <style:text-properties style:use-window-font-color="true" fo:language="en" fo:country="US" fo:font-weight="normal" officeooo:rsid="0025f30f" fo:background-color="transparent" loext:char-shading-value="0" style:font-weight-asian="normal" style:font-weight-complex="normal"/>
    </style:style>
    <style:style style:name="T32" style:family="text">
      <style:text-properties style:use-window-font-color="true" style:font-name="PerryGothic"/>
    </style:style>
    <style:style style:name="T33" style:family="text">
      <style:text-properties style:use-window-font-color="true" officeooo:rsid="0025f30f"/>
    </style:style>
    <style:style style:name="T34"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5" style:family="text">
      <style:text-properties fo:color="#6666ff"/>
    </style:style>
    <style:style style:name="T36" style:family="text">
      <style:text-properties fo:color="#6666ff" fo:font-style="italic" fo:font-weight="normal" style:font-style-asian="italic" style:font-weight-asian="normal" style:font-style-complex="italic" style:font-weight-complex="normal"/>
    </style:style>
    <style:style style:name="T37" style:family="text">
      <style:text-properties fo:color="#6666ff" fo:language="ru" fo:country="RU" fo:font-style="normal" fo:font-weight="normal" style:font-style-asian="normal" style:font-weight-asian="normal" style:font-style-complex="normal" style:font-weight-complex="normal"/>
    </style:style>
    <style:style style:name="T38" style:family="text">
      <style:text-properties fo:color="#6666ff" fo:language="ru" fo:country="RU" fo:font-style="normal" style:font-style-asian="normal" style:font-style-complex="normal"/>
    </style:style>
    <style:style style:name="T39" style:family="text">
      <style:text-properties fo:color="#6666ff" officeooo:rsid="00212666"/>
    </style:style>
    <style:style style:name="T40" style:family="text">
      <style:text-properties fo:color="#3399ff"/>
    </style:style>
    <style:style style:name="T41" style:family="text">
      <style:text-properties fo:color="#3333ff"/>
    </style:style>
    <style:style style:name="T42" style:family="text">
      <style:text-properties fo:color="#3333ff" fo:language="en" fo:country="US"/>
    </style:style>
    <style:style style:name="T43" style:family="text">
      <style:text-properties fo:color="#3333ff" fo:language="en" fo:country="US" fo:font-style="italic" style:font-style-asian="italic" style:font-style-complex="italic"/>
    </style:style>
    <style:style style:name="T44" style:family="text">
      <style:text-properties fo:color="#3333ff" fo:language="en" fo:country="US" fo:font-style="italic" fo:font-weight="normal" style:font-style-asian="italic" style:font-weight-asian="normal" style:font-style-complex="italic" style:font-weight-complex="normal"/>
    </style:style>
    <style:style style:name="T45" style:family="text">
      <style:text-properties fo:color="#3333ff" fo:language="en" fo:country="US" fo:font-weight="normal" style:font-weight-asian="normal" style:font-weight-complex="normal"/>
    </style:style>
    <style:style style:name="T46" style:family="text">
      <style:text-properties fo:color="#3333ff" fo:language="en" fo:country="US" fo:font-weight="normal" fo:background-color="transparent" loext:char-shading-value="0" style:font-weight-asian="normal" style:font-weight-complex="normal"/>
    </style:style>
    <style:style style:name="T47" style:family="text">
      <style:text-properties fo:color="#3333ff" fo:language="en" fo:country="US" fo:font-style="normal" style:font-style-asian="normal" style:font-style-complex="normal"/>
    </style:style>
    <style:style style:name="T48"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9" style:family="text">
      <style:text-properties fo:color="#3333ff" fo:font-weight="normal" style:font-weight-asian="normal" style:font-weight-complex="normal"/>
    </style:style>
    <style:style style:name="T50"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51" style:family="text">
      <style:text-properties fo:color="#0066ff"/>
    </style:style>
    <style:style style:name="T52" style:family="text">
      <style:text-properties fo:color="#0066ff" fo:language="en" fo:country="US" fo:font-weight="normal" fo:background-color="transparent" loext:char-shading-value="0" style:font-weight-asian="normal" style:font-weight-complex="normal"/>
    </style:style>
    <style:style style:name="T53" style:family="text">
      <style:text-properties fo:color="#0066ff" fo:language="ru" fo:country="RU" fo:font-style="normal" style:font-style-asian="normal" style:font-style-complex="normal"/>
    </style:style>
    <style:style style:name="T54" style:family="text">
      <style:text-properties fo:color="#0000cc" fo:language="en" fo:country="US" fo:font-weight="normal" style:font-weight-asian="normal" style:font-weight-complex="normal"/>
    </style:style>
    <style:style style:name="T55" style:family="text">
      <style:text-properties fo:color="#0066cc" fo:language="en" fo:country="US" fo:font-weight="normal" fo:background-color="transparent" loext:char-shading-value="0" style:font-weight-asian="normal" style:font-weight-complex="normal"/>
    </style:style>
    <style:style style:name="T56"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style:text-underline-style="solid" style:text-underline-width="auto" style:text-underline-color="font-color"/>
    </style:style>
    <style:style style:name="T59" style:family="text">
      <style:text-properties officeooo:rsid="00212666"/>
    </style:style>
    <style:style style:name="T60" style:family="text">
      <style:text-properties officeooo:rsid="0030a753"/>
    </style:style>
    <style:style style:name="T61" style:family="text">
      <style:text-properties officeooo:rsid="0036cdab"/>
    </style:style>
    <style:style style:name="T62" style:family="text">
      <style:text-properties officeooo:rsid="00392c2b"/>
    </style:style>
    <style:style style:name="T63" style:family="text">
      <style:text-properties officeooo:rsid="0039a33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На Терре 2019-й.</text:p>
      <text:p text:style-name="P5">Анон живёт в 34-хэтажном доме (40).</text:p>
      <text:p text:style-name="P5">Юджин «прыгнул» с высотки месяц назад до вызова Анона в Эквестрию</text:p>
      <text:p text:style-name="P5">Селестии нужно восстанавливаться три месяца (11, 27, 212)</text:p>
      <text:p text:style-name="P8"><text:span text:style-name="T4">«</text:span>Магдалена Фрискай-Каррус, <text:span text:style-name="T4">2086</text:span><text:span text:style-name="T23"> – </text:span><text:span text:style-name="T24">2133</text:span><text:span text:style-name="T23"> A.C.</text:span><text:span text:style-name="T24">» </text:span><text:span text:style-name="T23">(23)</text:span></text:p>
      <text:p text:style-name="P3"><text:span text:style-name="T1">1</text:span>2.04.2142 А.<text:span text:style-name="T1">C</text:span>. <text:span text:style-name="T1">(84)</text:span></text:p>
      <text:p text:style-name="P4">12.04.2142 А.С. (85)</text:p>
      <text:p text:style-name="P4">12.04.2142 А.С. (86)</text:p>
      <text:p text:style-name="P4"><text:s/>12.04.2142 А.С. (86)</text:p>
      <text:p text:style-name="P4">12.04.2142 А.С. (87)</text:p>
      <text:p text:style-name="P5">Анону в 2019-ом будет 41 год</text:p>
      <text:p text:style-name="P5">Выдача эквестрийского паспорта Анону - <text:span text:style-name="T32">26.07.2143 А.С. (172)</text:span></text:p>
      <text:p text:style-name="P5">Юджин тоже живёт в тридцатидвухэтажной высотке — на двадцать восьмом этаже (204, 209)</text:p>
      <text:p text:style-name="P5">Высота дома Юджина — 105 метров (211)</text:p>
      <text:h text:style-name="Heading_20_2" text:outline-level="2"><text:span text:style-name="T58">Фанфик очищен по</text:span><text:span text:style-name="T5">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35">1. Терра<text:line-break/><text:span text:style-name="T36">Gary Jules “Mad World” - </text:span><text:a xlink:type="simple" xlink:href="https://www.youtube.com/watch?v=4N3N1MlvVc4" text:style-name="Internet_20_link" text:visited-style-name="Visited_20_Internet_20_Link">https://www.youtube.com/watch?v=4N3N1MlvVc4</text:a><text:span text:style-name="T36"> </text:span></text:p>
      <text:p text:style-name="P35"><text:span text:style-name="T28">2. Пробуждение </text:span><text:bookmark text:name="eow-title1"/><text:span text:style-name="T11"><text:line-break/></text:span><text:span text:style-name="T19">AXEL F-Harold Faltermeyer</text:span><text:span text:style-name="T20"> - https://www.youtube.com/watch?v=V4kWpi2HnPU</text:span></text:p>
      <text:p text:style-name="P10">3. Норф - <text:span text:style-name="T9">Dire Straits - </text:span><text:span text:style-name="T10">What It Is</text:span></text:p>
      <text:p text:style-name="P27">4. З<text:span text:style-name="T4">аклинание Последнего Шанса. <text:line-break/></text:span><text:span text:style-name="T6">Farmer — Je T“Aime Melancholie</text:span></text:p>
      <text:p text:style-name="P28">5. <text:span text:style-name="T23">Нерадивый ученик </text:span></text:p>
      <text:p text:style-name="P27"><text:span text:style-name="T17">6. </text:span><text:span text:style-name="T27">Нерадивый ученик-2</text:span><text:span text:style-name="T17"> </text:span><text:span text:style-name="T8">-</text:span></text:p>
      <text:p text:style-name="P11">7. Жаркий пикник <text:line-break/><text:span text:style-name="T40">Mylene Farmer — L`Ame-Stram-Gram</text:span><text:line-break/>8. Стыд <text:s/><text:line-break/><text:span text:style-name="T41">Pet Shop Boys — A Man Could Get Arrested</text:span></text:p>
      <text:p text:style-name="P11">9. Кошмар пегасов<text:line-break/><text:span text:style-name="T63">Mylene Farmer - Desechantee</text:span></text:p>
      <text:p text:style-name="P42">10. (70*<text:span text:style-name="T1">ctg(Pi/4)-2)/(2*ln(e)-sin(0)) </text:span><text:line-break/><text:span text:style-name="T62">Mylene Farmer - California</text:span></text:p>
      <text:p text:style-name="P35"><text:span text:style-name="T53">11.</text:span><text:span text:style-name="T26">Прощание<text:line-break/></text:span><text:span text:style-name="T51">Mark Knopfler - Hill Farmer's Blues - Córdoba 2010 </text:span><text:a xlink:type="simple" xlink:href="https://www.youtube.com/watch?v=Py9SDdYGFrQ" text:style-name="Internet_20_link" text:visited-style-name="Visited_20_Internet_20_Link"><text:span text:style-name="T47">https://www.youtube.com/watch?v=Py9SDdYGFrQ</text:span></text:a></text:p>
      <text:p text:style-name="P17">12. Понивилль</text:p>
      <text:p text:style-name="P12">13. Расследование Твайлайт Спаркл -<text:line-break/><text:span text:style-name="T7">Seal - Amazing (T</text:span><text:span text:style-name="T18">hin White Duke Remix) https://www.youtube.com/watch?v=E-00RvfVx3o</text:span></text:p>
      <text:p text:style-name="P29">14. Знакомство с Рэйнбоу Дэш</text:p>
      <text:p text:style-name="P18"><text:soft-page-break/>15. День сурка</text:p>
      <text:p text:style-name="P18">16. Мэйнхэттен - <text:span text:style-name="T43">ZZ Top – Gimme all your lovin, Mothley Crue – Kick Start My Heart</text:span></text:p>
      <text:p text:style-name="P18"><text:span text:style-name="T42">17. Деградация -</text:span><text:span text:style-name="T29"> </text:span><text:span text:style-name="T54">David Bowie - Lets Dance, Roxette – Queen of rain, </text:span><text:span text:style-name="T45">Metallica-Enter Sandman</text:span></text:p>
      <text:p text:style-name="P18">18. Филлидельфия - <text:span text:style-name="T45">Kiss – I Was Made For Lovin’ You, </text:span><text:bookmark text:name="eow-title"/><text:span text:style-name="T52">Haddaway - What is love </text:span></text:p>
      <text:p text:style-name="P18">19. Фейс-контроль- <text:span text:style-name="T30">&lt;</text:span><text:span text:style-name="T46">Mothley Crue – Cickstart my heart</text:span><text:span text:style-name="T30">&gt;</text:span></text:p>
      <text:p text:style-name="P18">20. Большое Откровение - <text:span text:style-name="T30">&lt;</text:span><text:span text:style-name="T46">Mission Impossible theme</text:span><text:span text:style-name="T30">&gt;</text:span></text:p>
      <text:p text:style-name="P18">21. Поединок с Луной</text:p>
      <text:p text:style-name="P18">22. Лучший Гранд Галопин Гала в истории - <text:span text:style-name="T21">Bee Gees – You Should Be dancing, INXS – Suicide blonde, </text:span><text:span text:style-name="T55">Ace Enders – million different people</text:span></text:p>
      <text:p text:style-name="P34">23. Летающий замок</text:p>
      <text:p text:style-name="P34">24. Навсегда. И всегда. <text:span text:style-name="T1">- Mylene Farmer ? - </text:span><text:span text:style-name="T35">Solarsoul &amp; Lukas Termena — Memories From The Sky</text:span></text:p>
      <text:p text:style-name="P35"><text:span text:style-name="T56">25. Осколки.<text:line-break/></text:span><text:bookmark text:name="eow-title3"/><text:span text:style-name="T46">Electric Light Orchestra - Sorrow About To Fall</text:span><text:span text:style-name="T48"> https://www.youtube.com/watch?v=71SbKaGb0qM</text:span></text:p>
      <text:p text:style-name="P33">26. Терра. <text:line-break/><text:span text:style-name="T23">David Bowie - Ashes To Ashes https://www.youtube.com/watch?v=CMThz7eQ6K0</text:span></text:p>
      <text:p text:style-name="P36"><text:span text:style-name="T48"><text:tab/><text:tab/></text:span><text:span text:style-name="T50">Воскресенье<text:line-break/></text:span></text:p>
      <text:p text:style-name="P14"><text:tab/><text:tab/>Понедельник - </text:p>
      <text:p text:style-name="P21">27. Терра.<text:line-break/><text:span text:style-name="T57">Michael Jackson — Get out of my mind</text:span></text:p>
      <text:p text:style-name="P22"><text:tab/><text:tab/>Вторник- <text:span text:style-name="T51">Mike Oldfield — The Top Of The Morning</text:span></text:p>
      <text:p text:style-name="P18"><text:tab/><text:tab/>Среда</text:p>
      <text:p text:style-name="P18">28. Терра</text:p>
      <text:p text:style-name="P18"><text:tab/><text:tab/>Четверг- Mike Oldfield – Tubular Bells II – Altered State, Michael Jackson – This time around</text:p>
      <text:p text:style-name="P20">29. Отбытие<text:line-break/><text:span text:style-name="T44">Queen – Flash </text:span><text:a xlink:type="simple" xlink:href="https://www.youtube.com/watch?v=LfmrHTdXgK4" text:style-name="Internet_20_link" text:visited-style-name="Visited_20_Internet_20_Link">https://www.youtube.com/watch?v=LfmrHTdXgK4</text:a></text:p>
      <text:p text:style-name="P32"/>
      <text:p text:style-name="P35"><text:span text:style-name="T37">30. Разговор за столиком в ночи<text:line-break/></text:span><text:bookmark text:name="eow-title5"/><text:span text:style-name="T49">Wintergatan LIVE At Victoriateatern - Giorgio By Moroder (Daft Punk cover)</text:span></text:p>
      <text:p text:style-name="P19">https://www.youtube.com/watch?v=GMuuLEF0a84&amp;t=182s</text:p>
      <text:p text:style-name="P35"><text:span text:style-name="T38">31. Эпилог<text:line-break/></text:span><text:bookmark text:name="eow-title6"/><text:span text:style-name="T43">Daft Punk - Get Lucky https://www.youtube.com/watch?v=h5EofwRzit0</text:span></text:p>
      <text:p text:style-name="P18"/>
      <text:p text:style-name="P18">(в Эпилоге - эскиз первого рисунка – Сел ложит рог Анону на плечо)</text:p>
      <text:p text:style-name="P18"/>
      <text:p text:style-name="P18">Подходящая для глав музыка:</text:p>
      <text:p text:style-name="P43">Knopfler — Why Aye Man, <text:span text:style-name="T59">You Do Not Know you“re born, Calling Elvis, It Never Rains, Lonely Is The Night, Money For Nothing, The World Is Made Of Glass, When It Comes To You, Why Worry, </text:span><text:span text:style-name="T12">The Long Road, </text:span><text:span text:style-name="T13">Sultans Of The Swing</text:span><text:span text:style-name="T12">, </text:span><text:span text:style-name="T14">Hard Cases</text:span><text:span text:style-name="T15">, Four in a Row, </text:span><text:span text:style-name="T16">All That I Have In The World, </text:span><text:span text:style-name="T57">Freeway Flyer, The Road, Coyote, </text:span><text:span text:style-name="T31">Imelda</text:span></text:p>
      <text:p text:style-name="P25">&lt;Mission Impossible theme ?&gt;</text:p>
      <text:p text:style-name="P26">Michael Jackson – Do not Stop Till You Get Enough, <text:span text:style-name="T60">Get On The Floor, Burn This Disco Out, Beat It, Billie Jean</text:span></text:p>
      <text:p text:style-name="P44"><text:soft-page-break/>Pink Floyd “Another Brick In The Wall”<text:line-break/><text:span text:style-name="T22">Mike Oldfield – Tres Lunas ”To Be Free” (Radio Edit)</text:span></text:p>
      <text:p text:style-name="P25">Electronics “Disappointed”</text:p>
      <text:p text:style-name="P15"><text:span text:style-name="T2"><text:s/></text:span><text:span text:style-name="T19">Pet Shop Boys “So Hard”</text:span></text:p>
      <text:p text:style-name="P24">Roger Waters — What God Wants</text:p>
      <text:p text:style-name="P18">Roxette - Crush On You, How Do You Do, Riders In The Sky</text:p>
      <text:p text:style-name="P18">Synthis — Empty Skies</text:p>
      <text:p text:style-name="P18">Blusoul — Eat Dust</text:p>
      <text:p text:style-name="P29">d.notive — Talking Flight</text:p>
      <text:p text:style-name="P18">Solarsoul &amp; Lukas Termena — Memories From The Sky</text:p>
      <text:p text:style-name="P18">Cure — Apart, Love Song, Lullaby, The Big Hand, Wrong Number</text:p>
      <text:p text:style-name="P18">Theatre of Tragedy — Lorelei, Samanta, A Hamlet</text:p>
      <text:p text:style-name="P18">Therion — To Mega Therion, O Fortuna, In Remembrance, Clavicula Nox</text:p>
      <text:p text:style-name="P18">Martin Mitton — Lonely Girl</text:p>
      <text:p text:style-name="P18">A-ha — The Sun Always shines on TV</text:p>
      <text:p text:style-name="P18">Ace Enders — A Million Different People</text:p>
      <text:p text:style-name="P23">Coldplay — Do not panic, Talk</text:p>
      <text:p text:style-name="P23">Cranberries — Animal Instinct</text:p>
      <text:p text:style-name="P23">Deep Purple — Smoke On The Water</text:p>
      <text:p text:style-name="P23">Depeche Mode — Never Let Me Down Again,Master And Servants,A Question Of Time,No Good,Painkiller</text:p>
      <text:p text:style-name="P23"/>
      <text:p text:style-name="P16">Seal – Killer</text:p>
      <text:p text:style-name="P16">Blue Ouster Cult – Do Not Fear The Reaper</text:p>
      <text:p text:style-name="P16">Elvis Presley – Raised On Rock</text:p>
      <text:p text:style-name="P16">Enigma – Return To Innocence</text:p>
      <text:p text:style-name="P30">Erasure – Always, <text:span text:style-name="T23">I love to hate you</text:span></text:p>
      <text:p text:style-name="P16">Foreigner – Urgent</text:p>
      <text:p text:style-name="P16">Haddaway – What Is Love</text:p>
      <text:p text:style-name="P16">INXS – Mediate, Need You Tonight, Suicide Blonde</text:p>
      <text:p text:style-name="P16">Jarre – Chronologie, Calypso 1, Globe Trotter</text:p>
      <text:p text:style-name="P31">Linkin Park — Numb</text:p>
      <text:p text:style-name="P31">Megadeth — Symphony Of Destruction</text:p>
      <text:p text:style-name="P31">Metallica — Enter Sandman</text:p>
      <text:p text:style-name="P31">Mike Oldfield — Nighshade, Outcast, Top Of The Morning, Secrets, Altered State, Weightless, Voyager</text:p>
      <text:p text:style-name="P31">Michael Jackson — This Time Around, You Rock My World</text:p>
      <text:p text:style-name="P31">Mothley Crue — Kickstart My Heart</text:p>
      <text:p text:style-name="P31">Nirvana — Come As You Are</text:p>
      <text:p text:style-name="P16"/>
      <text:p text:style-name="P16"/>
      <text:p text:style-name="P13"/>
      <text:p text:style-name="P1"><text:soft-page-break/><text:span text:style-name="T25">&lt;</text:span><text:span text:style-name="T34">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25">&gt;</text:span></text:p>
      <text:p text:style-name="P7">&lt;<text:span text:style-name="T4"> Пони — сельские жители и не любят больших городов. </text:span>&gt;</text:p>
      <text:p text:style-name="P6"/>
      <text:p text:style-name="P5">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3"/>
      <text:h text:style-name="P45" text:outline-level="2"/>
      <text:h text:style-name="Heading_20_2" text:outline-level="2">Идеи</text:h>
      <text:list xml:id="list7551653148099542184" text:style-name="L1">
        <text:list-item>
          <text:p text:style-name="P37">Книги:</text:p>
        </text:list-item>
      </text:list>
      <text:list xml:id="list5887807311795585118" text:style-name="L2">
        <text:list-item>
          <text:p text:style-name="P38">«Великие грифоны прошлого» - из канона (5<text:span text:style-name="T1">s8e)</text:span></text:p>
        </text:list-item>
        <text:list-item>
          <text:p text:style-name="P38">«Высшие заклинания в повседневном использовании: от песчинки до дворца»</text:p>
        </text:list-item>
        <text:list-item>
          <text:p text:style-name="P39">«Малоизвестные аспекты магии трансформаций»</text:p>
        </text:list-item>
        <text:list-item>
          <text:p text:style-name="P3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8">Дасти Вейфарер «Зебрианская культура, быт и фольклор»</text:p>
        </text:list-item>
        <text:list-item>
          <text:p text:style-name="P38">«Краткая история Эквестрии»</text:p>
        </text:list-item>
        <text:list-item>
          <text:p text:style-name="P38">«Шедевры архитектуры Эквестрии» с разделом о Кантерлотском Королевском Дворце</text:p>
        </text:list-item>
        <text:list-item>
          <text:p text:style-name="P38">«Великие дела и великие чары». Страница 893: …</text:p>
        </text:list-item>
        <text:list-item>
          <text:p text:style-name="P38">«<text:span text:style-name="T3">Природа Проклятий</text:span>» - обмен</text:p>
        </text:list-item>
        <text:list-item>
          <text:p text:style-name="P38"><text:span text:style-name="T3">«Магия для Чайников»</text:span> - обмен</text:p>
        </text:list-item>
        <text:list-item>
          <text:p text:style-name="P38"><text:span text:style-name="T3">«Энциклопедия Арканум»</text:span> - обмен</text:p>
        </text:list-item>
        <text:list-item>
          <text:p text:style-name="P38">«О Гейсах» - обмен</text:p>
        </text:list-item>
        <text:list-item>
          <text:p text:style-name="P38">«<text:span text:style-name="T3">Тайны Тайных Наук</text:span>» - обмен</text:p>
        </text:list-item>
        <text:list-item>
          <text:p text:style-name="P39">«Основы Заклятий» - обмен</text:p>
        </text:list-item>
        <text:list-item>
          <text:p text:style-name="P38">«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4">(согласовать с вики)</text:span></text:h>
      <text:list xml:id="list7682405256162430709" text:style-name="L3">
        <text:list-item>
          <text:p text:style-name="P4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1"><text:soft-page-break/>Селестия — переменчивая пони. В одно время не строгая, а в другое может быть такой, что страшно становится</text:p>
        </text:list-item>
        <text:list-item>
          <text:p text:style-name="P40">У Селестии были такие элементы гармонии: Магия, Доброта, Смех. У Луны — Верность, Честность, Щедрость. (ксенофазия)</text:p>
        </text:list-item>
        <text:list-item>
          <text:p text:style-name="P4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0">Около 820-ти лет назад будущий маг Лайтнинг Стар поступил на обучение к наставнику Тииспоту</text:p>
        </text:list-item>
        <text:list-item>
          <text:p text:style-name="P4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0">У Селестии грива и хвост развеваются и переливаются от магического шампуня</text:p>
        </text:list-item>
        <text:list-item>
          <text:p text:style-name="P40">Тело Селестии очень крепкое — может выдержать несколько тонн земли</text:p>
        </text:list-item>
        <text:list-item>
          <text:p text:style-name="P40">Дискорд намного старше принцесс, его магия сильнее ихней на голову</text:p>
        </text:list-item>
        <text:list-item>
          <text:p text:style-name="P40">Луна младше Селестии на 3 года. Сёстрам около 5000 лет. <text:span text:style-name="T3">По другим данным, Селестии около 2500 лет (Обмен).</text:span></text:p>
        </text:list-item>
        <text:list-item>
          <text:p text:style-name="P40">Принцессы начали войну с Дискордом в возрасте, когда им было около 700 лет — и продолжалась война почти сто лет</text:p>
        </text:list-item>
        <text:list-item>
          <text:p text:style-name="P40">Самый главный враг сестёр и Дискорда — скука</text:p>
        </text:list-item>
        <text:list-item>
          <text:p text:style-name="P40">В Эквестрии на одного жеребца приходится четыре - пять кобыл</text:p>
        </text:list-item>
        <text:list-item>
          <text:p text:style-name="P4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0">Селестия в первые полторы тысячи лет путешествовала — и заварила несколько войн (две — с Эквестрией, в одной была против Луны)</text:p>
        </text:list-item>
        <text:list-item>
          <text:p text:style-name="P40">Настоящий цвет гривы Селестии — клубнично-розовая. Радужный цвет гривы и хвоста поддерживается магией</text:p>
        </text:list-item>
        <text:list-item>
          <text:p text:style-name="P40">Кроме Дискорда, старше сестёр ещё старейшина драконов</text:p>
        </text:list-item>
        <text:list-item>
          <text:p text:style-name="P40">Кэйденс не прожила и 60-ти лет и является низкорожденной</text:p>
        </text:list-item>
        <text:list-item>
          <text:p text:style-name="P4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0">Народ тихо фигел от нововведений и с ещё большим ожесточением продолжал делать по-своему</text:p>
        </text:list-item>
        <text:list-item>
          <text:p text:style-name="P4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0">Когда пони женятся, они обмениваются ножными браслетами</text:p>
        </text:list-item>
        <text:list-item>
          <text:p text:style-name="P40">Светилами, кроме сестёр, могут управлять единороги (группы), Дискорд, Твайлайт и Старсвирл</text:p>
        </text:list-item>
        <text:list-item>
          <text:p text:style-name="P40"><text:soft-page-break/>Королева Кризалис — правительница Зелёной Долины</text:p>
        </text:list-item>
        <text:list-item>
          <text:p text:style-name="P40">Мать Луны и Селестии — аликорн Лорен. Мать Дискорда — Алиса (пони-человек)</text:p>
        </text:list-item>
        <text:list-item>
          <text:p text:style-name="P40">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8-30T21:51:39.950098320</dc:date>
    <meta:editing-duration>P13DT20H6M48S</meta:editing-duration>
    <meta:editing-cycles>520</meta:editing-cycles>
    <meta:generator>LibreOffice/5.1.6.2$Linux_X86_64 LibreOffice_project/10m0$Build-2</meta:generator>
    <meta:document-statistic meta:table-count="0" meta:image-count="0" meta:object-count="0" meta:page-count="6" meta:paragraph-count="144" meta:word-count="1469" meta:character-count="9937" meta:non-whitespace-character-count="8545"/>
  </office:meta>
</office:document-meta>
</file>